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1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7.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8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8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46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1.397cm" svg:x="21.193cm" svg:y="7.604cm">
          <text:p text:style-name="P1">Suppl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62cm" svg:height="1.397cm" svg:x="10.525cm" svg:y="3.54cm">
          <text:p text:style-name="P1">Raw Material Quantiti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334cm" svg:height="1.397cm" svg:x="3.921cm" svg:y="7.47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334cm" svg:height="1.27cm" svg:x="3.921cm" svg:y="11.668cm">
          <text:p text:style-name="P1">Product Sal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969cm" svg:height="1.27cm" svg:x="20.558cm" svg:y="11.795cm">
          <text:p text:style-name="P1">Raw Material Sal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542cm" svg:y1="7.604cm" svg:x2="18.145cm" svg:y2="4.238cm" draw:start-shape="id1" draw:start-glue-point="0" draw:end-shape="id2" draw:end-glue-point="1" svg:d="M23542 7604v-3366h-5397" svg:viewBox="0 0 5398 3367">
          <text:p/>
        </draw:connector>
        <draw:connector draw:style-name="gr6" draw:text-style-name="P2" draw:layer="layout" svg:x1="10.525cm" svg:y1="4.238cm" svg:x2="6.588cm" svg:y2="7.477cm" draw:start-shape="id2" draw:start-glue-point="3" draw:end-shape="id3" draw:end-glue-point="0" svg:d="M10525 4238h-3937v3239" svg:viewBox="0 0 3938 3240">
          <text:p/>
        </draw:connector>
        <draw:connector draw:style-name="gr6" draw:text-style-name="P2" draw:layer="layout" svg:x1="6.588cm" svg:y1="8.874cm" svg:x2="6.588cm" svg:y2="11.668cm" draw:start-shape="id3" draw:start-glue-point="2" draw:end-shape="id4" draw:end-glue-point="0" svg:d="M6588 8874v2794" svg:viewBox="0 0 1 2795">
          <text:p/>
        </draw:connector>
        <draw:connector draw:style-name="gr6" draw:text-style-name="P2" draw:layer="layout" svg:x1="23.542cm" svg:y1="9.001cm" svg:x2="23.542cm" svg:y2="11.795cm" draw:start-shape="id1" draw:start-glue-point="2" draw:end-shape="id5" draw:end-glue-point="0" svg:d="M23542 9001v2794" svg:viewBox="0 0 1 27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3:39:44.456507480</meta:creation-date>
    <dc:date>2021-09-20T23:49:39.561912040</dc:date>
    <meta:editing-duration>PT9M59S</meta:editing-duration>
    <meta:editing-cycles>1</meta:editing-cycles>
    <meta:document-statistic meta:object-count="9"/>
    <meta:generator>LibreOffice/6.4.7.2$Linux_X86_64 LibreOffice_project/40$Build-2</meta:generator>
  </office:meta>
</office:document-meta>
</file>